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DF test file containing a <text:span text:style-name="T1">valid</text:span> signatu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2-16T11:50:49.42</meta:creation-date>
    <dc:date>2022-02-16T11:51:19.02</dc:date>
    <meta:editing-duration>PT30S</meta:editing-duration>
    <meta:editing-cycles>2</meta:editing-cycles>
    <meta:generator>OpenOffice/4.1.8$Win32 OpenOffice.org_project/418m3$Build-9803</meta:generator>
    <meta:document-statistic meta:table-count="0" meta:image-count="0" meta:object-count="0" meta:page-count="1" meta:paragraph-count="1" meta:word-count="7" meta:character-count="43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1a004a0020003c009d0078004c00860092008800d000c700a500e3003d000c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tsNAgOK0J+PwmQGWIM6uw7v9/ec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NoHbfichTBeUxG7ik+8tsI4UKvI=</DigestValue>
      </Reference>
      <Reference URI="Thumbnails/thumbnail.png">
        <DigestMethod Algorithm="http://www.w3.org/2000/09/xmldsig#sha1"/>
        <DigestValue>Fxh0quoA4UdXIOOWzrvL5u0q37I=</DigestValue>
      </Reference>
      <Reference URI="mimetype">
        <DigestMethod Algorithm="http://www.w3.org/2000/09/xmldsig#sha1"/>
        <DigestValue>kBA8vElORIEynUWPvr1bzZKG3hw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p4xdE9gKnH0XyFDR1dKp93CiPwc=</DigestValue>
      </Reference>
      <Reference URI="manifest.rdf">
        <DigestMethod Algorithm="http://www.w3.org/2000/09/xmldsig#sha1"/>
        <DigestValue>7NDWheT3P1M2fRjj+qtn5caji6g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zUM8VaqX9vqWAor/LMeFseydB0o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8tmpntSd2eEkP+q7yA/7FJi7vfU=</DigestValue>
      </Reference>
      <Reference URI="#ID_00e700660067005700f60014004100e100b200490002002b00f700ea007a00f2">
        <DigestMethod Algorithm="http://www.w3.org/2000/09/xmldsig#sha1"/>
        <DigestValue>jDAoFWTAqchdzZrEC4KInJW7tEs=</DigestValue>
      </Reference>
    </SignedInfo>
    <SignatureValue>SSgDdMB4fLrTwVFP0bKefIX08zfzx8xQVgB0gNhGFH/Voud0MuxSx6Tb88dReZYl
w3LevX2R77qQuie87CO8PJuFY8SogxSqYPfXA/fLiSRaN6x+15Dd3vn8mZ3X8Drn
RDtFWZQOtSyw8aZhTckv2Glj0PQfOSFgb1wr0y4g7gwaFmZ3op6qg/Lm0ZE6y738
ECxSxvqjXp0E0vIUqwxFdCZUsN1HsRoZ9uGuybxpuF+VN/pzXunVFN1Ar0Wn51TQ
Qcjcr0PAB0VULnWFZ5rSORNdtibUNEHvKUNgwAy00uM2NoxfdkyTeH3V6eXhKzcI
EqSlXE4XJAsDafCBPgujrw==</SignatureValue>
    <KeyInfo>
      <X509Data>
        <X509IssuerSerial>
          <X509IssuerName>CN=WISeKey CertifyID Personal GB CA 4, O=WISeKey, C=CH</X509IssuerName>
          <X509SerialNumber>507518700802045552005776449165054938161464526730</X509SerialNumber>
        </X509IssuerSerial>
        <X509Certificate>MIIFHDCCBASgAwIBAgIUWOXs9lLclAWdmWJTvdd5SmjIx4owDQYJKoZIhvcNAQEL
BQAwTDELMAkGA1UEBhMCQ0gxEDAOBgNVBAoTB1dJU2VLZXkxKzApBgNVBAMTIldJ
U2VLZXkgQ2VydGlmeUlEIFBlcnNvbmFsIEdCIENBIDQwHhcNMjIwMjEwMTUzNDI3
WhcNMjIwNTExMTQ0NDAwWjCBmDFCMEAGA1UECww5UGVyc29uJ3MgSWRlbnRpdHkg
bm90IFZlcmlmaWVkIC0gV0lTZUlEIEZyZWUgQ2VydGlmaWNhdGVzMSUwIwYDVQQD
DBx0cnVzdGVkLnBlcnNvbi5vZGZAZ21haWwuY29tMSswKQYJKoZIhvcNAQkBFhx0
cnVzdGVkLnBlcnNvbi5vZGZAZ21haWwuY29tMIIBIjANBgkqhkiG9w0BAQEFAAOC
AQ8AMIIBCgKCAQEAnmTs5AtJ2EmImpEknmq6zdWEILLmQiiarTmigqsBMntesnUi
Enk9TFuv6G9hMMbFmCJDy9PMhDTcfZZY5jah3ZjZd1IUmAGilCW4h68KTMufPKfg
weiGZnqCXuZdboH7JxMxPihLov0iCqHPFFH9xXY0jGG9RkCYhl2b56ivvwNpkTCD
1bP0DCqpF7xFZFigBmTYMB9U3VPnAg+hocl8lF2fe13/dYUSPs6tR44KyKIRdnfj
6oTTI/pUlChPUMtot4vNgGlkNw/+aOiCFkhVKqidL22PCgrZUyCsEzD/h5Q8L2K9
/xxVSpAzzFNRhSeulGdRXArjT+05Y+zBjXPPsQIDAQABo4IBpzCCAaMwDAYDVR0T
AQH/BAIwADAfBgNVHSMEGDAWgBTbaCwDV3rMPWxpoTmgm7+wihlXsTBwBggrBgEF
BQcBAQRkMGIwOwYIKwYBBQUHMAKGL2h0dHA6Ly9wdWJsaWMud2lzZWtleS5jb20v
Y3J0L3djaWRwZXJzZ2JjYTQuY2VyMCMGCCsGAQUFBzABhhdodHRwOi8vb2NzcC53
aXNla2V5LmNvbTAnBgNVHREEIDAegRx0cnVzdGVkLnBlcnNvbi5vZGZAZ21haWwu
Y29tMEcGA1UdIARAMD4wPAYIYIV0BQ4HBAEwMDAuBggrBgEFBQcCARYiaHR0cDov
L3d3dy53aXNla2V5LmNvbS9yZXBvc2l0b3J5LzBABgNVHR8EOTA3MDWgM6Axhi9o
dHRwOi8vcHVibGljLndpc2VrZXkuY29tL2NybC93Y2lkcGVyc2diY2E0LmNybDAd
BgNVHQ4EFgQU+DXlKPw/8UzjxvBEo+QGJDjrgWcwHQYDVR0lBBYwFAYIKwYBBQUH
AwIGCCsGAQUFBwMEMA4GA1UdDwEB/wQEAwIFoDANBgkqhkiG9w0BAQsFAAOCAQEA
LTdfqbp4+dIEhFG6b7KLGVdWAgrrEFoUveMiLIGVfaP+k+Q4RM8pNQtvgbjjVUfw
FYuOlCIEEhBBHAfF59/4CPXn8ySxI+J2rH48UC3nrxf8OlPxxY/KAbuweorIlLtm
2P/LhnrvO8CXn8g3uW5DRQLgk0cW7go9pawJqOEwHuPXZQF8hUBAqOlJzWU+MeFS
unVhQ8k9tc2PcFYZYlvp8Rgy0udDgJVeFcn0QEruvEL+RlIhrmDPtPrUzYAdLOMz
xGjcvBVWHiXpatNXjD0XAUg7HLxQ4NjXl0eZeFTb1YoRnJt/SQ6wfA9BiqN/wc26
FKY8qLg8QRscubNgex1DMA==</X509Certificate>
      </X509Data>
    </KeyInfo>
    <Object>
      <SignatureProperties>
        <SignatureProperty Id="ID_00e700660067005700f60014004100e100b200490002002b00f700ea007a00f2" Target="#ID_001a004a0020003c009d0078004c00860092008800d000c700a500e3003d000c">
          <dc:date xmlns:dc="http://purl.org/dc/elements/1.1/">2022-02-16T11:59:37,39</dc:date>
        </SignatureProperty>
      </SignatureProperties>
    </Object>
  </Signature>
</document-signatures>
</file>